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3b0" officeooo:paragraph-rsid="001723b0"/>
    </style:style>
    <style:style style:name="P2" style:family="paragraph" style:parent-style-name="Standard">
      <style:paragraph-properties fo:text-align="center" style:justify-single-word="false"/>
      <style:text-properties officeooo:rsid="001723b0" officeooo:paragraph-rsid="001723b0"/>
    </style:style>
    <style:style style:name="P3" style:family="paragraph" style:parent-style-name="Standard">
      <style:paragraph-properties fo:text-align="start" style:justify-single-word="false"/>
      <style:text-properties officeooo:rsid="001723b0" officeooo:paragraph-rsid="001723b0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723b0" officeooo:paragraph-rsid="001723b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1fb44a" officeooo:paragraph-rsid="001fb44a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723b0" officeooo:paragraph-rsid="001723b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d02ef" officeooo:paragraph-rsid="001d02ef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normal" officeooo:rsid="0018b30a" officeooo:paragraph-rsid="0018b30a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fo:font-weight="normal" officeooo:rsid="001a8afb" officeooo:paragraph-rsid="001a8af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20eff" officeooo:paragraph-rsid="00220eff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officeooo:rsid="0018b30a" officeooo:paragraph-rsid="0018b30a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officeooo:rsid="001a8afb" officeooo:paragraph-rsid="001a8afb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officeooo:rsid="001b8e62" officeooo:paragraph-rsid="001b8e62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fo:font-weight="normal" officeooo:rsid="001d02ef" officeooo:paragraph-rsid="001d02e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fb44a" officeooo:paragraph-rsid="001fb44a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fo:font-weight="normal" officeooo:rsid="001fb44a" officeooo:paragraph-rsid="001fb44a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fo:font-weight="normal" officeooo:rsid="00219c02" officeooo:paragraph-rsid="00219c0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220eff" officeooo:paragraph-rsid="00220eff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tyle="normal" fo:font-weight="normal" officeooo:rsid="00220eff" officeooo:paragraph-rsid="00220eff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normal" fo:font-weight="normal" officeooo:rsid="002222cc" officeooo:paragraph-rsid="002222cc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tyle="normal" fo:font-weight="normal" officeooo:rsid="0022a7e1" officeooo:paragraph-rsid="0022a7e1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222c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4d7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swjfwmeng Vang</text:p>
      <text:p text:style-name="P1">November 3, 2019</text:p>
      <text:p text:style-name="P2">On the Ice: Readings</text:p>
      <text:p text:style-name="P3"/>
      <text:p text:style-name="P4">‘Being able to tell our own stories’: Molly of Denali brings Indigenous voices to the fore</text:p>
      <text:p text:style-name="P6">by Alice Hopton</text:p>
      <text:list xml:id="list237792896" text:style-name="L1">
        <text:list-item>
          <text:p text:style-name="P8">Molly of Denali<text:span text:style-name="T1"> , animated TV series starring Molly Mabray, a young Indeigenous character</text:span></text:p>
          <text:list>
            <text:list-item>
              <text:p text:style-name="P11">Gwich’in, Dena’ina and Koyukon heritage</text:p>
            </text:list-item>
            <text:list-item>
              <text:p text:style-name="P11">lives in Alaska</text:p>
            </text:list-item>
          </text:list>
        </text:list-item>
        <text:list-item>
          <text:p text:style-name="P11">produced by Princess Daazhraii Johnson</text:p>
          <text:list>
            <text:list-item>
              <text:p text:style-name="P11">Neets’aii Gwich’in</text:p>
            </text:list-item>
          </text:list>
        </text:list-item>
        <text:list-item>
          <text:p text:style-name="P11">whole team of Indigenous creators</text:p>
          <text:list>
            <text:list-item>
              <text:p text:style-name="P11">Alaskan elders</text:p>
            </text:list-item>
          </text:list>
        </text:list-item>
        <text:list-item>
          <text:p text:style-name="P11">basis of the character/series relies on values &amp; Indegenous Alaskan culture</text:p>
          <text:list>
            <text:list-item>
              <text:p text:style-name="P12">respects the past of the culture and the “how and why” aspect of life</text:p>
            </text:list-item>
            <text:list-item>
              <text:p text:style-name="P12">but learns to live in the modern world and how to properly develop a character in it</text:p>
            </text:list-item>
          </text:list>
        </text:list-item>
        <text:list-item>
          <text:p text:style-name="P12">her character</text:p>
          <text:list>
            <text:list-item>
              <text:p text:style-name="P9"><text:span text:style-name="T1">lives in fictional village, </text:span>Qyah<text:span text:style-name="T1">, population of 94</text:span></text:p>
            </text:list-item>
            <text:list-item>
              <text:p text:style-name="P12">mother is a bush pilot</text:p>
            </text:list-item>
            <text:list-item>
              <text:p text:style-name="P12">father manages the Denali Trading Post</text:p>
            </text:list-item>
            <text:list-item>
              <text:p text:style-name="P12">adventures with her dog Suki, friends: Tooey and Trini, on canoes, singing, nature adventures</text:p>
            </text:list-item>
          </text:list>
        </text:list-item>
        <text:list-item>
          <text:p text:style-name="P13">Lorne Cardinal</text:p>
          <text:list>
            <text:list-item>
              <text:p text:style-name="P14">Grandpa of Molly</text:p>
            </text:list-item>
          </text:list>
        </text:list-item>
        <text:list-item>
          <text:p text:style-name="P14">the content of the show gives the audience the opportunity to learn about the past</text:p>
          <text:list>
            <text:list-item>
              <text:p text:style-name="P14">an episode of how the school system stripped Indigenous culture from children</text:p>
              <text:list>
                <text:list-item>
                  <text:p text:style-name="P14">Grandpa no longer sings &amp; drums</text:p>
                </text:list-item>
              </text:list>
            </text:list-item>
          </text:list>
        </text:list-item>
      </text:list>
      <text:p text:style-name="P7"/>
      <text:p text:style-name="P5">Paring Scientific and Traditional Knowledge</text:p>
      <text:p text:style-name="P15">by Ice Stories Dispatches from Polar Scientists</text:p>
      <text:list xml:id="list2947456478" text:style-name="L2">
        <text:list-item>
          <text:p text:style-name="P16">climate change affects everyone, but these indigenous people are ones that I don’t typically think about</text:p>
          <text:list>
            <text:list-item>
              <text:p text:style-name="P16">work with scientists to learn more about climate change</text:p>
            </text:list-item>
          </text:list>
        </text:list-item>
        <text:list-item>
          <text:p text:style-name="P17">Anne Jensen – archeologist / anthropologist</text:p>
          <text:list>
            <text:list-item>
              <text:p text:style-name="P17">1994, found frozen girl from A.D. 1200</text:p>
            </text:list-item>
            <text:list-item>
              <text:p text:style-name="P17">received help from Inupiaq elders to identify the object the frozen girl was holding</text:p>
            </text:list-item>
          </text:list>
        </text:list-item>
        <text:list-item>
          <text:p text:style-name="P17">Shari Gearheard – geographer</text:p>
          <text:list>
            <text:list-item>
              <text:p text:style-name="P17">relies on good information about sea ice</text:p>
            </text:list-item>
            <text:list-item>
              <text:p text:style-name="P17">the Inuit people know detailed knowledge of sea ice</text:p>
            </text:list-item>
          </text:list>
        </text:list-item>
        <text:list-item>
          <text:p text:style-name="P17">conflicts between science vs indigenous people</text:p>
          <text:list>
            <text:list-item>
              <text:p text:style-name="P17">Glenn Sheehan – scientist</text:p>
              <text:list>
                <text:list-item>
                  <text:p text:style-name="P17">wrote in his notes that he knew some indigenous people that were used as an experiment to test whether radioactive iodine would affect their suseptibility to cold</text:p>
                </text:list-item>
              </text:list>
            </text:list-item>
          </text:list>
        </text:list-item>
      </text:list>
      <text:p text:style-name="P10">The Inupiaq People of Barrow, Alaska</text:p>
      <text:p text:style-name="P18">by Ice Stories Dispatches from Polar Scientists</text:p>
      <text:list xml:id="list740172583" text:style-name="L3">
        <text:list-item>
          <text:p text:style-name="P19">“<text:span text:style-name="T2">real people” =&gt; Inupiaq</text:span></text:p>
        </text:list-item>
        <text:list-item>
          <text:p text:style-name="P20">4,000 years in Barrow, Alaska</text:p>
        </text:list-item>
        <text:list-item>
          <text:p text:style-name="P20">learned how to share and cooperate with others for natural resources</text:p>
          <text:list>
            <text:list-item>
              <text:p text:style-name="P20">traded with neighbors (others also, in 1800s)</text:p>
            </text:list-item>
            <text:list-item>
              <text:p text:style-name="P20"><text:soft-page-break/>hunted:</text:p>
              <text:list>
                <text:list-item>
                  <text:p text:style-name="P20">seals</text:p>
                </text:list-item>
                <text:list-item>
                  <text:p text:style-name="P20">caribou</text:p>
                </text:list-item>
                <text:list-item>
                  <text:p text:style-name="P20">bowhead whales</text:p>
                </text:list-item>
              </text:list>
            </text:list-item>
          </text:list>
        </text:list-item>
        <text:list-item>
          <text:p text:style-name="P20">Bowhead whale hunting most important to the Inupiaq culture</text:p>
          <text:list>
            <text:list-item>
              <text:p text:style-name="P20">sense of community &amp; cooperation</text:p>
            </text:list-item>
            <text:list-item>
              <text:p text:style-name="P21">thank the whale for giving life</text:p>
            </text:list-item>
            <text:list-item>
              <text:p text:style-name="P21">shared among the community</text:p>
            </text:list-item>
          </text:list>
        </text:list-item>
        <text:list-item>
          <text:p text:style-name="P21">equipment is traditionally <text:span text:style-name="T4">3</text:span>used by their ancestors</text:p>
          <text:list>
            <text:list-item>
              <text:p text:style-name="P21">a <text:span text:style-name="T3">umiaq</text:span></text:p>
            </text:list-item>
            <text:list-item>
              <text:p text:style-name="P21">sealskin canoe</text:p>
            </text:list-item>
          </text:list>
        </text:list-item>
        <text:list-item>
          <text:p text:style-name="P21">Inupiaq culture has changed</text:p>
          <text:list>
            <text:list-item>
              <text:p text:style-name="P21">missionaries in late 1800s, introducing western religion</text:p>
            </text:list-item>
            <text:list-item>
              <text:p text:style-name="P21">new technology such as:</text:p>
              <text:list>
                <text:list-item>
                  <text:p text:style-name="P21">guns</text:p>
                </text:list-item>
              </text:list>
            </text:list-item>
          </text:list>
        </text:list-item>
        <text:list-item>
          <text:p text:style-name="P21">Inupiaq culture now</text:p>
          <text:list>
            <text:list-item>
              <text:p text:style-name="P21">hunting still continues<text:tab/></text:p>
              <text:list>
                <text:list-item>
                  <text:p text:style-name="P21">store-bought food is expensive and less healthy than hunted food</text:p>
                </text:list-item>
                <text:list-item>
                  <text:p text:style-name="P21">people only work part time to accommodate for their susistence way of life</text:p>
                  <text:list>
                    <text:list-item>
                      <text:p text:style-name="P21">some have <text:span text:style-name="T3">subsistence leav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Inupiaq’s future</text:p>
          <text:list>
            <text:list-item>
              <text:p text:style-name="P21">climate change is threatening the traditional ways of the Inupiaq people</text:p>
              <text:list>
                <text:list-item>
                  <text:p text:style-name="P21">lose their major food sources</text:p>
                  <text:list>
                    <text:list-item>
                      <text:p text:style-name="P21">losing their traditional ways</text:p>
                    </text:list-item>
                    <text:list-item>
                      <text:p text:style-name="P21">hunting is traditional</text:p>
                    </text:list-item>
                    <text:list-item>
                      <text:p text:style-name="P21">hunting is how they get their food</text:p>
                    </text:list-item>
                  </text:list>
                </text:list-item>
                <text:list-item>
                  <text:p text:style-name="P21">change of structure of their ecnom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9:14:12.408000000</meta:creation-date>
    <dc:date>2019-11-05T14:59:27.846611307</dc:date>
    <meta:editing-duration>PT28M5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2" meta:paragraph-count="71" meta:word-count="526" meta:character-count="2951" meta:non-whitespace-character-count="2554"/>
  </office:meta>
</office:document-meta>
</file>